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orphans="0" fo:widows="0" fo:hyphenation-ladder-count="no-limit"/>
      <style:text-properties fo:hyphenate="false" fo:hyphenation-remain-char-count="2" fo:hyphenation-push-char-count="2"/>
    </style:style>
    <style:style style:name="P2" style:family="paragraph" style:parent-style-name="Standard">
      <style:paragraph-properties fo:orphans="0" fo:widows="0" fo:hyphenation-ladder-count="no-limit"/>
      <style:text-properties officeooo:rsid="0008a0df" officeooo:paragraph-rsid="0008a0df" fo:hyphenate="false" fo:hyphenation-remain-char-count="2" fo:hyphenation-push-char-count="2"/>
    </style:style>
    <style:style style:name="P3" style:family="paragraph" style:parent-style-name="Standard" style:list-style-name="WWNum1">
      <style:paragraph-properties fo:margin-left="0.5in" fo:margin-right="0in" fo:orphans="0" fo:widows="0" fo:hyphenation-ladder-count="no-limit" fo:text-indent="-0.25in" style:auto-text-indent="false">
        <style:tab-stops/>
      </style:paragraph-properties>
      <style:text-properties fo:hyphenate="false" fo:hyphenation-remain-char-count="2" fo:hyphenation-push-char-count="2"/>
    </style:style>
    <style:style style:name="P4" style:family="paragraph" style:parent-style-name="Standard" style:list-style-name="WWNum2">
      <style:paragraph-properties fo:margin-left="0.5in" fo:margin-right="0in" fo:orphans="0" fo:widows="0" fo:hyphenation-ladder-count="no-limit" fo:text-indent="-0.25in" style:auto-text-indent="false">
        <style:tab-stops/>
      </style:paragraph-properties>
      <style:text-properties fo:hyphenate="false" fo:hyphenation-remain-char-count="2" fo:hyphenation-push-char-count="2"/>
    </style:style>
    <style:style style:name="P5" style:family="paragraph" style:parent-style-name="Standard" style:list-style-name="WWNum3">
      <style:paragraph-properties fo:margin-left="0.5in" fo:margin-right="0in" fo:orphans="0" fo:widows="0" fo:hyphenation-ladder-count="no-limit" fo:text-indent="-0.25in" style:auto-text-indent="false">
        <style:tab-stops/>
      </style:paragraph-properties>
      <style:text-properties fo:hyphenate="false" fo:hyphenation-remain-char-count="2" fo:hyphenation-push-char-count="2"/>
    </style:style>
    <style:style style:name="P6" style:family="paragraph" style:parent-style-name="Standard" style:list-style-name="WWNum1">
      <style:paragraph-properties fo:margin-left="0.75in" fo:margin-right="0in" fo:orphans="0" fo:widows="0" fo:hyphenation-ladder-count="no-limit" fo:text-indent="-0.25in" style:auto-text-indent="false">
        <style:tab-stops/>
      </style:paragraph-properties>
      <style:text-properties fo:hyphenate="false" fo:hyphenation-remain-char-count="2" fo:hyphenation-push-char-count="2"/>
    </style:style>
    <style:style style:name="P7" style:family="paragraph" style:parent-style-name="Standard" style:list-style-name="WWNum3">
      <style:paragraph-properties fo:margin-left="0.75in" fo:margin-right="0in" fo:orphans="0" fo:widows="0" fo:hyphenation-ladder-count="no-limit" fo:text-indent="-0.25in" style:auto-text-indent="false">
        <style:tab-stops/>
      </style:paragraph-properties>
      <style:text-properties fo:hyphenate="false" fo:hyphenation-remain-char-count="2" fo:hyphenation-push-char-count="2"/>
    </style:style>
    <style:style style:name="P8" style:family="paragraph" style:parent-style-name="Standard" style:master-page-name="Standard">
      <style:paragraph-properties fo:orphans="0" fo:widows="0" fo:hyphenation-ladder-count="no-limit" style:page-number="auto"/>
      <style:text-properties officeooo:rsid="0008a0df" officeooo:paragraph-rsid="0008a0df" fo:hyphenate="false" fo:hyphenation-remain-char-count="2" fo:hyphenation-push-char-count="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hen something happens*, *your protagonist* *pursues a goal*, but will she succeed when *antagonist provides opposition*?</text:p>
      <text:p text:style-name="P2"/>
      <text:p text:style-name="P2">A repentant mother, a courageous soldier, and a hero makes a fatal mistake when saving her daughters life. She sacrifices her own life to defeat a monstrous vampire army only to rise again as a vampire herself. Susan is determined to rebuild her life and win back her true love, and commits the spirit of a soldier and the incorruptability of her soul to get it done but will she succeed when she is now the very enemy she hates and her friends of old are now her enemies? </text:p>
      <text:p text:style-name="P2"/>
      <text:p text:style-name="P2">A soldier defeats an army of vampires only to die and rise a vampire herself, Susan will fight to reclaim her human life and win back her true love, but will she succeed when her enemy is becoming her family and her allies are now her enemies pushing her deeper into darkness?</text:p>
      <text:p text:style-name="P2"/>
      <text:p text:style-name="P2"/>
      <text:p text:style-name="P2"/>
      <text:p text:style-name="P2"/>
      <text:p text:style-name="P2">--exodus</text:p>
      <text:p text:style-name="P2"/>
      <text:p text:style-name="P2">1 starting fresh</text:p>
      <text:p text:style-name="P2">-recall of last moments</text:p>
      <text:p text:style-name="P2">--recall euforic mania of first kill</text:p>
      <text:p text:style-name="P2">-escape from the altar</text:p>
      <text:p text:style-name="P2">-uncontrollable bloodlust driven to village.</text:p>
      <text:p text:style-name="P2">-stealthily making kills, thrill of the hunt, manic high of the kill</text:p>
      <text:p text:style-name="P2">-intensity of pleasure not as intense as first kill, chasing the dragon, needing the kill.</text:p>
      <text:p text:style-name="P2">--scene: villagers with holy items, water, incendiary shotguns</text:p>
      <text:p text:style-name="P2">---more kills, hit with gun and regen, more kills. agrees to attempt suicide but regen.</text:p>
      <text:p text:style-name="P2">-hides behind dumpster, horrified at self. still hungry.</text:p>
      <text:p text:style-name="P2">-makes kill of prostitute, gives dignity bouquet of plastic flowers.</text:p>
      <text:p text:style-name="P2">-little girl, prison</text:p>
      <text:p text:style-name="P2">-kills a row, hides in isolation chamber</text:p>
      <text:p text:style-name="P2">--scene: battle in the yard, guards would discard life of brother Susan leaps on him to save him.</text:p>
      <text:p text:style-name="P2">-Susan is set free by her word never to return</text:p>
      <text:p text:style-name="P2">-destitute of village follow, and enthrall. gather supplies in village with Susans help</text:p>
      <text:p text:style-name="P2">-travelling south to a friendly town in costa rica</text:p>
      <text:p text:style-name="P2">-susan shows signs of going feral</text:p>
      <text:p text:style-name="P2">-using thralls for sustenance for the first time. milder hyperthymic (happy) response.</text:p>
      <text:p text:style-name="P2">-drug abusers and alcoholics find peace, mentally ill finds balance. all find deep need. one addiction for another.</text:p>
      <text:p text:style-name="P2">-stories of thralls, intimacy with tina reassures susan</text:p>
      <text:p text:style-name="P2">--scene: black court thrall battles and kills thralls but tina run to tree</text:p>
      <text:p text:style-name="P2">-dialog of black court elder soul is a soul is a ...</text:p>
      <text:p text:style-name="P2">--scene: susan and tina try to run but are left for dead.</text:p>
      <text:p text:style-name="P2">-susan screams for thralls, fang and claw off heads and burn on pyre. fires a cigarette.</text:p>
      <text:p text:style-name="P2">-rests under a tree, hand falls from tarp blistered not destroyed and hunger reduced. has been since backing from feral.</text:p>
      <text:p text:style-name="P2">-so all souls equal. youth and innocence of new vampire souls ensure their feeding and corruption.</text:p>
      <text:p text:style-name="P2">-travelling by night again, south to the village. Day by day kills turn non-lethal, and starts to travel by day. now 30 days in.</text:p>
      <text:p text:style-name="P2"><text:soft-page-break/>--scene: assaulted by soldiers of former fellowship when they see fangs. decision, let them kill her she will be forced to kill innocents in regen or kill her former allies who are ready to die. kills allies.</text:p>
      <text:p text:style-name="P2">-weeps for the state of her life. temporary insanity.</text:p>
      <text:p text:style-name="P2">-stumbles into village at high noon, bloody and insane. taken into the care of her beloved village where she is a war hero.</text:p>
      <text:p text:style-name="P2">...</text:p>
      <text:p text:style-name="P2"/>
      <text:p text:style-name="P2">2 not so friendly</text:p>
      <text:p text:style-name="P2">-arrival of preacher, susan fellowship soldier vampire like activity</text:p>
      <text:p text:style-name="P2">*relentless journalist</text:p>
      <text:p text:style-name="P2">-gather info</text:p>
      <text:p text:style-name="P2">-2 weeks research</text:p>
      <text:p text:style-name="P2">++scene: blacks from killing of the thralls arrive. susan takes up arms and joins defence of villagers.</text:p>
      <text:p text:style-name="P2">+susan is pitting against elder alone, as she experienced soldier. she shows superior strength,speed.</text:p>
      <text:p text:style-name="P2">+elder comments on susan from thralls scene, villagers overhear comments, frightens villagers</text:p>
      <text:p text:style-name="P2">+susan dismisses as attempt to incite internal strife, villagers quite unsure.</text:p>
      <text:p text:style-name="P2">+jose backs susan being benign, helps but doesn't dismiss villagers concerns.</text:p>
      <text:p text:style-name="P2">-exploration of village</text:p>
      <text:p text:style-name="P2">-interviews</text:p>
      <text:p text:style-name="P2">-gathered books and alchemy resources</text:p>
      <text:p text:style-name="P2">+sees shaman outside village, follows</text:p>
      <text:p text:style-name="P2">+finds coven in ritual on bluff over a valley. black magic/necromantic ritual.</text:p>
      <text:p text:style-name="P2">+young girl on makeshift altar preparing for sacrifice; susan flashbacks</text:p>
      <text:p text:style-name="P2">++scene: susan rushes in to save girl, necromantic/psychomantic battle</text:p>
      <text:p text:style-name="P2">+saves girl, shaman escapes.</text:p>
      <text:p text:style-name="P2">-vision at chichen itza</text:p>
      <text:p text:style-name="P2">-philip internet</text:p>
      <text:p text:style-name="P2">-revelation of etheric sustenance through normal foods</text:p>
      <text:p text:style-name="P2">-have plan to find shaman and defeat revenant</text:p>
      <text:p text:style-name="P2">+on return late at night walking near tavern, fearful drunk villagers confront susan</text:p>
      <text:p text:style-name="P2">++scene: susan tries to hold herself back and hold a fairly normal melee with villagers.</text:p>
      <text:p text:style-name="P2">++she is struggling with hunger during melee, with it stirring need in her.</text:p>
      <text:p text:style-name="P2">++some very close calls, takes her beating until other villagers intervene. regen is stalled from lack of feeding.</text:p>
      <text:p text:style-name="P2">+villager Concerns almost extinguished.</text:p>
      <text:p text:style-name="P2">+her boys take her home and feed her</text:p>
      <text:p text:style-name="P2"/>
      <text:p text:style-name="P2">3 etheric revenant</text:p>
      <text:p text:style-name="P2"/>
      <text:p text:style-name="P2">-long trip to williams town, review etheric foods.</text:p>
      <text:p text:style-name="P2">-ask more of shaman</text:p>
      <text:p text:style-name="P2">-boys head back</text:p>
      <text:p text:style-name="P2">-makes observation nest.</text:p>
      <text:p text:style-name="P2">*red king vision</text:p>
      <text:p text:style-name="P2">--scene: confrontation of shaman</text:p>
      <text:p text:style-name="P2">++massive expansion</text:p>
      <text:p text:style-name="P2">-selling of story for large profit</text:p>
      <text:p text:style-name="P2">-rebuilt basilica</text:p>
      <text:p text:style-name="P2">-looking forward to BBQ with daemons.</text:p>
      <text:p text:style-name="P2"><text:soft-page-break/></text:p>
      <text:p text:style-name="P2"/>
      <text:p text:style-name="P2">4 daemons rise</text:p>
      <text:p text:style-name="P2">-met with daemons</text:p>
      <text:p text:style-name="P2">-ancient magick</text:p>
      <text:p text:style-name="P2">-about red court and revenant</text:p>
      <text:p text:style-name="P2">-discover true form and how to change mask</text:p>
      <text:p text:style-name="P2">-beginning magickal study, learned balancing circle,dream workings...maggie.</text:p>
      <text:p text:style-name="P2">-battle training</text:p>
      <text:p text:style-name="P2">-test epic powers</text:p>
      <text:p text:style-name="P2">-learned to fly</text:p>
      <text:p text:style-name="P2">-call back from father forthill</text:p>
      <text:p text:style-name="P2">-got mortie the bear, went to maggie.</text:p>
      <text:p text:style-name="P2"/>
      <text:p text:style-name="P2"/>
      <text:p text:style-name="P2">5 corporate zombies</text:p>
      <text:p text:style-name="P2">-go to father gomez, carlos only</text:p>
      <text:p text:style-name="P2">-at warehouse</text:p>
      <text:p text:style-name="P2">-checked on microfiche</text:p>
      <text:p text:style-name="P2">-monsantus found on pen at warehouse</text:p>
      <text:p text:style-name="P2">-research monsantus on fathers computer</text:p>
      <text:p text:style-name="P2">-first recon of facility</text:p>
      <text:p text:style-name="P2">-carlos returns</text:p>
      <text:p text:style-name="P2">-infiltration</text:p>
      <text:p text:style-name="P2">-enter IT room get stuff</text:p>
      <text:p text:style-name="P2">-plan hack job</text:p>
      <text:p text:style-name="P2">-confession with father gomez</text:p>
      <text:p text:style-name="P2">-met working girl got pistol</text:p>
      <text:p text:style-name="P2"/>
      <text:p text:style-name="P2">6 ooh rah</text:p>
      <text:p text:style-name="P2">-get gun supplies</text:p>
      <text:p text:style-name="P2">--detailed hack</text:p>
      <text:p text:style-name="P2">*scene: minor, marines arrive</text:p>
      <text:p text:style-name="P2">-shows father gomez her true form</text:p>
      <text:p text:style-name="P2">-infiltrate warehouse</text:p>
      <text:p text:style-name="P2">**scene: vs black court vampire hybrids</text:p>
      <text:p text:style-name="P2">-gathering evidence</text:p>
      <text:p text:style-name="P2">**scene: vengeful black court vampires</text:p>
      <text:p text:style-name="P2">-continue gathering digital evidence</text:p>
      <text:p text:style-name="P2">-serman in the boneyard</text:p>
      <text:p text:style-name="P2">-felt love</text:p>
      <text:p text:style-name="P2">-dances with wind</text:p>
      <text:p text:style-name="P2"/>
      <text:p text:style-name="P2">7 major league</text:p>
      <text:p text:style-name="P2">-proposals from papers</text:p>
      <text:p text:style-name="P2">-</text:p>
      <text:p text:style-name="P2"/>
      <text:p text:style-name="P2"/>
      <text:p text:style-name="P2">8 sing sing</text:p>
      <text:p text:style-name="P2"><text:soft-page-break/></text:p>
      <text:p text:style-name="P2">9 i brutally love you</text:p>
      <text:p text:style-name="P2"/>
      <text:p text:style-name="P2">10 devil went down to georgia</text:p>
      <text:p text:style-name="P2"/>
      <text:p text:style-name="P2">11 rose among thorns</text:p>
      <text:p text:style-name="P2"/>
      <text:p text:style-name="P2">12 homecoming queen</text:p>
      <text:p text:style-name="P2"/>
      <text:p text:style-name="P2">13 even steven</text:p>
      <text:p text:style-name="P2"/>
      <text:p text:style-name="P2">--starting over</text:p>
      <text:p text:style-name="P2"/>
      <text:p text:style-name="P2">14 return in gl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20%"/>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font-style-asian="italic"/>
    </style:style>
    <style:style style:name="Index" style:family="paragraph" style:parent-style-name="Standard" style:default-outline-level="" style:class="index"/>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asian="OpenSymbol1" style:font-family-asian="OpenSymbol" style:font-family-generic-asian="system" style:font-pitch-asian="variable"/>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9:22:00</meta:creation-date>
    <dc:date>2016-11-14T17:32:21.269271196</dc:date>
    <meta:editing-duration>PT25S</meta:editing-duration>
    <meta:editing-cycles>1</meta:editing-cycles>
    <meta:document-statistic meta:table-count="0" meta:image-count="0" meta:object-count="0" meta:page-count="4" meta:paragraph-count="123" meta:word-count="996" meta:character-count="5990" meta:non-whitespace-character-count="5127"/>
    <meta:generator>LibreOffice/5.0.6.3$FreeBSD_X86_64 LibreOffice_project/00m0$Build-3</meta:generator>
  </office:meta>
</office:document-meta>
</file>